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0000001E40000011E22BF45C8D142910F.png" manifest:media-type="image/png"/>
  <manifest:file-entry manifest:full-path="Pictures/200000070000257B000016308B6FC3CC2FD5951C.svm" manifest:media-type="image/x-svm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594cm" svg:height="5.679cm" svg:x="6.141cm" svg:y="12.297cm">
          <draw:image xlink:href="Pictures/200000070000257B000016308B6FC3CC2FD5951C.svm" xlink:type="simple" xlink:show="embed" xlink:actuate="onLoad">
            <text:p/>
          </draw:image>
          <draw:image xlink:href="Pictures/10000200000001E40000011E22BF45C8D142910F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3T11:49:00.824279603</meta:creation-date>
    <dc:date>2018-05-13T11:49:17.884111700</dc:date>
    <meta:editing-duration>PT17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